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" svg:font-family="Tahoma" style:font-pitch="variable"/>
    <style:font-face style:name="Thorndale AMT" svg:font-family="'Thorndale AMT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ackground-color="#9999ff">
        <style:background-image/>
      </style:paragraph-properties>
      <style:text-properties fo:font-size="15pt" style:font-size-asian="15pt" style:font-size-complex="15pt"/>
    </style:style>
    <style:style style:name="P2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fo:background-color="#ffffff">
        <style:tab-stops>
          <style:tab-stop style:position="7.223cm"/>
        </style:tab-stops>
        <style:background-image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 fo:background-color="#ffffff">
        <style:background-image/>
      </style:paragraph-properties>
      <style:text-properties fo:font-size="10.5pt" style:font-size-asian="10.5pt" style:font-size-complex="10.5pt"/>
    </style:style>
    <style:style style:name="P5" style:family="paragraph" style:parent-style-name="Standard">
      <style:paragraph-properties fo:text-align="start" style:justify-single-word="false" fo:background-color="#ffffff">
        <style:tab-stops>
          <style:tab-stop style:position="7.25cm"/>
        </style:tab-stops>
        <style:background-image/>
      </style:paragraph-properties>
      <style:text-properties fo:font-size="10.5pt" style:font-size-asian="10.5pt" style:font-size-complex="10.5pt"/>
    </style:style>
    <style:style style:name="P6" style:family="paragraph" style:parent-style-name="Standard">
      <style:paragraph-properties fo:text-align="start" style:justify-single-word="false" fo:background-color="#ffffff">
        <style:tab-stops>
          <style:tab-stop style:position="7.488cm"/>
        </style:tab-stops>
        <style:background-image/>
      </style:paragraph-properties>
      <style:text-properties fo:font-size="10.5pt" style:font-size-asian="10.5pt" style:font-size-complex="10.5pt"/>
    </style:style>
    <style:style style:name="P7" style:family="paragraph" style:parent-style-name="Standard">
      <style:paragraph-properties fo:text-align="start" style:justify-single-word="false"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fo:font-size="10.5pt" style:font-size-asian="10.5pt" style:font-size-complex="10.5pt"/>
    </style:style>
    <style:style style:name="T1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zept<text:tab/> <text:s text:c="2"/><text:tab/><text:tab/><text:tab/> <text:s text:c="11"/>{{datum}}</text:p>
      <text:p text:style-name="P2"/>
      <text:p text:style-name="P3">Gerry Weirich<text:tab/>ZSR-Nr. <text:span text:style-name="T1">G0813.14</text:span></text:p>
      <text:p text:style-name="P5">Facharzt für Innere Medizin FMH<text:tab/>Tel. 052 624 40 77</text:p>
      <text:p text:style-name="P6">Rietstrasse 30</text:p>
      <text:p text:style-name="P5">8200 Schaffhausen <text:tab/> EAN 2000000000000</text:p>
      <text:p text:style-name="P7"/>
      <text:p text:style-name="P4">Rp.</text:p>
      <text:p text:style-name="P4"><text:tab/><text:tab/><text:tab/>{{patient}}</text:p>
      <text:p text:style-name="P4"/>
      <text:p text:style-name="P4"/>
      <text:p text:style-name="P4">{{rezept}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" svg:font-family="Tahoma" style:font-pitch="variable"/>
    <style:font-face style:name="Thorndale AMT" svg:font-family="'Thorndale AMT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de" fo:country="CH" style:font-name-asian="Tahoma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creation-date>2006-03-29T11:21:03</meta:creation-date>
    <dc:date>2010-05-31T06:52:04.52</dc:date>
    <meta:editing-cycles>6</meta:editing-cycles>
    <meta:editing-duration>PT00H16M45S</meta:editing-duration>
    <dc:creator>Gerry Weirich</dc:creator>
    <meta:document-statistic meta:table-count="0" meta:image-count="0" meta:object-count="0" meta:page-count="1" meta:paragraph-count="8" meta:word-count="25" meta:character-count="192"/>
    <meta:user-defined meta:name="Info 1"/>
    <meta:user-defined meta:name="Info 2"/>
    <meta:user-defined meta:name="Info 3"/>
    <meta:user-defined meta:name="Info 4"/>
  </office:meta>
</office:document-meta>
</file>